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ObjectReplacements/Object 1" manifest:media-type=""/>
  <manifest:file-entry manifest:full-path="content.xml" manifest:media-type="text/xml"/>
  <manifest:file-entry manifest:full-path="Pictures/10000000000002000000020065BEFE37CCD98E2F.jpg" manifest:media-type="image/jpeg"/>
  <manifest:file-entry manifest:full-path="layout-cache" manifest:media-type="application/binary"/>
  <manifest:file-entry manifest:full-path="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Configurations2/" manifest:media-type="application/vnd.sun.xml.ui.configuration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2a6099" fo:font-size="18pt" style:text-underline-style="none" style:font-size-asian="15.75pt" style:font-size-complex="18pt"/>
    </style:style>
    <style:style style:name="P2" style:family="paragraph" style:parent-style-name="Standard">
      <style:text-properties fo:color="#2a6099" fo:font-size="18pt" style:text-underline-style="none" style:font-size-asian="15.75pt" style:font-size-complex="18pt"/>
    </style:style>
    <style:style style:name="P3" style:family="paragraph" style:parent-style-name="Standard">
      <style:text-properties fo:color="#2a6099" fo:font-size="18pt" style:text-underline-style="none" officeooo:paragraph-rsid="00299acd" style:font-size-asian="15.75pt" style:font-size-complex="1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style:writing-mode="lr-tb"/>
      <style:text-properties fo:font-size="11pt" fo:font-weight="bold" style:font-size-asian="11pt" style:font-weight-asian="bold" style:font-size-complex="11pt" style:font-weight-complex="bold"/>
    </style:style>
    <style:style style:name="P6" style:family="paragraph">
      <loext:graphic-properties draw:fill="none" draw:fill-color="#ffffff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font-size="12pt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6194" style:font-weight-asian="bold" style:font-weight-complex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12pt" fo:font-weight="normal" style:font-size-asian="11pt" style:font-weight-asian="normal" style:font-size-complex="11pt" style:font-weight-complex="normal"/>
    </style:style>
    <style:style style:name="T7" style:family="text">
      <style:text-properties fo:font-size="12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stroke="none" svg:stroke-color="#000000" draw:fill="none" draw:fill-color="#ffffff" fo:min-height="0.218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6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2.3543in" fo:min-width="0.343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7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9" style:family="graphic">
      <style:graphic-properties draw:textarea-horizontal-align="justify" draw:textarea-vertical-align="middle" draw:auto-grow-height="false" fo:min-height="1.948in" fo:min-width="0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1" style:family="graphic">
      <style:graphic-properties draw:stroke="none" svg:stroke-color="#000000" draw:fill="none" draw:fill-color="#ffffff" fo:min-height="0.3839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  <style:style style:name="gr12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span text:style-name="T1">7a entrega d’IES <text:s text:c="27"/></text:span><text:span text:style-name="T2">Leo Arriola Meikle</text:span></text:p>
      <text:p text:style-name="P1"><draw:frame draw:style-name="fr1" draw:name="Object1" text:anchor-type="paragraph" svg:x="0.8516in" svg:y="0.0717in" svg:width="4.9071in" svg:height="3.521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><draw:frame text:anchor-type="paragraph" draw:z-index="2" draw:name="Shape1" draw:style-name="gr11" draw:text-style-name="P8" svg:width="3.0941in" svg:height="0.3843in" svg:x="1.8465in" svg:y="1.4799in"><draw:text-box><text:p><text:span text:style-name="T7">AfegirSala(nom_rest, num_sala, cap_sala)</text:span></text:p></draw:text-box></draw:frame><draw:frame text:anchor-type="paragraph" draw:z-index="1" draw:name="Shape1" draw:style-name="gr12" draw:text-style-name="P8" svg:width="2.3024in" svg:height="0.198in" svg:x="2.0547in" svg:y="0.4799in"><draw:text-box><text:p><text:span text:style-name="T7">AltaRest(nom_rest, adreça_rest)</text:span></text:p></draw:text-box></draw:frame><draw:frame text:anchor-type="paragraph" draw:z-index="3" draw:name="Shape2" draw:style-name="gr2" draw:text-style-name="P5" svg:width="3.5142in" svg:height="2.6362in" svg:x="-0.4126in" svg:y="2.4484in"><draw:text-box><text:p><text:span text:style-name="T3">Context :</text:span></text:p><text:p><text:span text:style-name="T4">Sistema::AltaRest( nom_rest: String, adreça_rest: String)</text:span></text:p><text:p><text:span text:style-name="T4"/></text:p><text:p><text:span text:style-name="T3">Pre :</text:span><text:span text:style-name="T4"> </text:span></text:p><text:p><text:span text:style-name="T4">Restaurant.size() &lt; 100 and Restaurant.excludesAll( r | <text:s/>sala.allinstances()→exists( s | s.nom_restaurant = r.nom and s.size() &gt; 5))</text:span></text:p><text:p><text:span text:style-name="T4"/></text:p><text:p><text:span text:style-name="T3">Post :</text:span></text:p><text:p><text:span text:style-name="T4">Restaurant.allInstances()→ exists( r | r.oclIsNew() and r.nom = nom_rest and r.adreça = adreça_rest)</text:span></text:p><text:p><text:span text:style-name="T3"/></text:p><text:p><text:span text:style-name="T3"/></text:p></draw:text-box></draw:frame><draw:frame text:anchor-type="paragraph" draw:z-index="4" draw:name="Shape2" draw:style-name="gr2" draw:text-style-name="P5" svg:width="3.5142in" svg:height="2.6362in" svg:x="3.5807in" svg:y="2.4382in"><draw:text-box><text:p><text:span text:style-name="T3">Context :</text:span></text:p><text:p><text:span text:style-name="T4">Sistema::AfegirSala( nom_rest: String, num_sala: Int,</text:span></text:p><text:p><text:span text:style-name="T4">cap_sala: Int)</text:span></text:p><text:p><text:span text:style-name="T4"/></text:p><text:p><text:span text:style-name="T3">Pre :</text:span><text:span text:style-name="T4"> </text:span></text:p><text:p><text:span text:style-name="T4">Restaurant.allInstances()→ exists( r | r.nom = nom_rest )</text:span></text:p><text:p><text:span text:style-name="T4"/></text:p><text:p><text:span text:style-name="T3">Post :</text:span></text:p><text:p><text:span text:style-name="T4">Sala.allInstances()→ exists( s | s.oclIsNew() and s.nom_restaurant = nom_rest and s.num = num_sala and</text:span></text:p><text:p><text:span text:style-name="T4">s.capacitat = cap_sala)</text:span></text:p><text:p><text:span text:style-name="T3"/></text:p><text:p><text:span text:style-name="T3"/></text:p></draw:text-box></draw:frame><draw:line text:anchor-type="paragraph" draw:z-index="5" draw:name="Shape3" draw:style-name="gr7" draw:text-style-name="P7" svg:x1="0.5598in" svg:y1="1.2717in" svg:x2="5.6953in" svg:y2="1.2717in"><text:p/></draw:line><draw:line text:anchor-type="paragraph" draw:z-index="6" draw:name="Shape4" draw:style-name="gr7" draw:text-style-name="P7" svg:x1="5.6953in" svg:y1="1.2717in" svg:x2="5.6953in" svg:y2="2.2091in"><text:p/></draw:line><draw:line text:anchor-type="paragraph" draw:z-index="7" draw:name="Shape5" draw:style-name="gr7" draw:text-style-name="P7" svg:x1="0.5598in" svg:y1="1.2717in" svg:x2="0.5598in" svg:y2="2.2091in"><text:p/></draw:line><draw:line text:anchor-type="paragraph" draw:z-index="8" draw:name="Shape6" draw:style-name="gr7" draw:text-style-name="P7" svg:x1="0.5598in" svg:y1="2.2091in" svg:x2="5.7161in" svg:y2="2.2091in"><text:p/></draw:line><draw:frame text:anchor-type="paragraph" draw:z-index="9" draw:name="Shape7" draw:style-name="gr10" draw:text-style-name="P9" svg:width="0.5941in" svg:height="0.3232in" svg:x="0.6016in" svg:y="1.2717in"><draw:text-box><text:p>Loop</text:p></draw:text-box></draw:frame><draw:custom-shape text:anchor-type="paragraph" draw:z-index="10" draw:name="Shape8" draw:style-name="gr9" svg:width="0.2921in" svg:height="1.948in" svg:x="0.1846in" svg:y="4.9071in"><text:p/><draw:enhanced-geometry svg:viewBox="0 0 21600 21600" draw:type="rectangle" draw:enhanced-path="M 0 0 L 21600 0 21600 21600 0 21600 0 0 Z N"/></draw:custom-shape><draw:custom-shape text:anchor-type="paragraph" draw:z-index="11" draw:name="Shape8" draw:style-name="gr9" svg:width="0.2921in" svg:height="1.948in" svg:x="5.9764in" svg:y="4.9173in"><text:p/><draw:enhanced-geometry svg:viewBox="0 0 21600 21600" draw:type="rectangle" draw:enhanced-path="M 0 0 L 21600 0 21600 21600 0 21600 0 0 Z N"/></draw:custom-shape><draw:frame text:anchor-type="paragraph" draw:z-index="12" draw:name="Shape9" draw:style-name="gr8" draw:text-style-name="P8" svg:width="5.4587in" svg:height="0.3843in" svg:x="0.8098in" svg:y="5.4799in"><draw:text-box><text:p><text:span text:style-name="T7">AltaFesta(nom_emp, nom_rest, data, hora_inici, pers_home, orgs)</text:span></text:p></draw:text-box></draw:frame><draw:line text:anchor-type="paragraph" draw:z-index="13" draw:name="Shape10" draw:style-name="gr7" draw:text-style-name="P7" svg:x1="0.4138in" svg:y1="5.7819in" svg:x2="5.9764in" svg:y2="5.7819in"><text:p/></draw:line><draw:frame text:anchor-type="paragraph" draw:z-index="14" draw:name="Shape2" draw:style-name="gr2" draw:text-style-name="P5" svg:width="7.4689in" svg:height="2.6362in" svg:x="-0.3673in" svg:y="7.1189in"><draw:text-box><text:p><text:span text:style-name="T3">Context :</text:span></text:p><text:p><text:span text:style-name="T4">Sistema::</text:span><text:span text:style-name="T6">AltaFesta(nom_emp: String , </text:span><text:span text:style-name="T6">nom_rest: String, data: Date , hora_inici: Int, </text:span><text:span text:style-name="T6">pers_home: String, organitzadors: String[1..*])</text:span></text:p><text:p><text:span text:style-name="T4"/></text:p><text:p><text:span text:style-name="T3">Pre :</text:span></text:p><text:p><text:span text:style-name="T4">Festa.allInstances()→ isUnique( f | </text:span><text:span text:style-name="T4">f.persona_homenatjada = pers_home and f.date </text:span><text:span text:style-name="T4">= data) <text:s/>and <text:s/>Festa.allInstances()→ isUnique( f | </text:span><text:span text:style-name="T4">f.organitzadors = org and f.date = data) </text:span></text:p><text:p><text:span text:style-name="T4"><text:s/></text:span></text:p><text:p><text:span text:style-name="T3">Post :</text:span></text:p><text:p><text:span text:style-name="T4">Festa.allInstances()→ exists( f | f.oclIsNew() </text:span><text:span text:style-name="T4">and f.nom_empresa = nom_emp and </text:span><text:span text:style-name="T4">f.nom_restaurant = nom_rest and f.date = data </text:span><text:span text:style-name="T4">and f.horaInici = hora_inici and </text:span><text:span text:style-name="T4">f.persona_homenatjada = pers_home and </text:span><text:span text:style-name="T4">f.organitzadors = orgs)</text:span></text:p><text:p><text:span text:style-name="T3"/></text:p><text:p><text:span text:style-name="T3"/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text:anchor-type="paragraph" draw:z-index="15" draw:name="Shape11" draw:style-name="gr6" draw:text-style-name="P6" svg:width="1.4689in" svg:height="0.7197in" svg:x="-0.3362in" svg:y="0.0154in"><draw:text-box><text:p><text:span text:style-name="T5">: Administratiu</text:span></text:p></draw:text-box></draw:frame><draw:frame text:anchor-type="paragraph" draw:z-index="16" draw:name="Shape11" draw:style-name="gr3" draw:text-style-name="P6" svg:width="1.2504in" svg:height="0.3024in" svg:x="5.6953in" svg:y="0.0925in"><draw:text-box><text:p><text:span text:style-name="T5">: Sistema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17" draw:name="Shape12" draw:style-name="gr5" svg:width="0.3441in" svg:height="2.3543in" svg:x="0.2992in" svg:y="0.1772in"><text:p/><draw:enhanced-geometry svg:viewBox="0 0 21600 21600" draw:type="rectangle" draw:enhanced-path="M 0 0 L 21600 0 21600 21600 0 21600 0 0 Z N"/></draw:custom-shape><draw:custom-shape text:anchor-type="paragraph" draw:z-index="18" draw:name="Shape12" draw:style-name="gr5" svg:width="0.3441in" svg:height="2.3543in" svg:x="5.6846in" svg:y="0.1791in"><text:p/><draw:enhanced-geometry svg:viewBox="0 0 21600 21600" draw:type="rectangle" draw:enhanced-path="M 0 0 L 21600 0 21600 21600 0 21600 0 0 Z N"/></draw:custom-shape><draw:frame text:anchor-type="paragraph" draw:z-index="21" draw:name="Shape11" draw:style-name="gr3" draw:text-style-name="P6" svg:width="1.2504in" svg:height="0.3024in" svg:x="5.4035in" svg:y="-0.0665in"><draw:text-box><text:p><text:span text:style-name="T5">: Sistema</text:span></text:p></draw:text-box></draw:frame><draw:frame text:anchor-type="paragraph" draw:z-index="22" draw:name="Shape11" draw:style-name="gr3" draw:text-style-name="P6" svg:width="1.2504in" svg:height="0.3024in" svg:x="0.1118in" svg:y="-0.0681in"><draw:text-box><text:p><text:span text:style-name="T5">: Gerent</text:span></text:p></draw:text-box></draw:frame><text:soft-page-break/></text:p>
      <text:p text:style-name="P3"/>
      <text:p text:style-name="P3"/>
      <text:p text:style-name="P3"><draw:frame text:anchor-type="paragraph" draw:z-index="20" draw:name="Shape14" draw:style-name="gr1" draw:text-style-name="P4" svg:width="3.0524in" svg:height="0.2189in" svg:x="1.4764in" svg:y="0.0752in"><draw:text-box><text:p>ConsultaAniversarisExtranys(nom_emp)</text:p></draw:text-box></draw:frame></text:p>
      <text:p text:style-name="P3"><draw:line text:anchor-type="paragraph" draw:z-index="19" draw:name="Shape13" draw:style-name="gr4" draw:text-style-name="P7" svg:x1="0.6429in" svg:y1="0.0689in" svg:x2="5.6846in" svg:y2="0.0689in"><text:p/></draw:line><draw:frame text:anchor-type="paragraph" draw:z-index="24" draw:name="Shape14" draw:style-name="gr1" draw:text-style-name="P4" svg:width="0.563in" svg:height="0.2189in" svg:x="2.4244in" svg:y="0.1437in"><draw:text-box><text:p>:Llista </text:p></draw:text-box></draw:frame></text:p>
      <text:p text:style-name="P3"/>
      <text:p text:style-name="P3"/>
      <text:p text:style-name="P3"/>
      <text:p text:style-name="P3"/>
      <text:p text:style-name="P3"/>
      <text:p text:style-name="P1"><draw:frame text:anchor-type="paragraph" draw:z-index="23" draw:name="Shape2" draw:style-name="gr2" draw:text-style-name="P5" svg:width="7.4689in" svg:height="3.6906in" svg:x="-0.2839in" svg:y="0.0291in"><draw:text-box><text:p><text:span text:style-name="T3">Context :</text:span></text:p><text:p><text:span text:style-name="T4">Sistema::ConsultaAniversarisExtranys(nom_emp) : </text:span><text:span text:style-name="T4">Llista : Set ( tupletype ( pers_home = String, org = </text:span><text:span text:style-name="T4">String[0...*]))</text:span></text:p><text:p><text:span text:style-name="T4"/></text:p><text:p><text:span text:style-name="T3">Pre :</text:span></text:p><text:p><text:span text:style-name="T4">Festa.allInstances()→ exists( f | f.empresa = </text:span><text:span text:style-name="T4">nom_empresa and f.tipus = SoparAmics) <text:s/>and <text:s/></text:span><text:span text:style-name="T4">Festa.allInstances()→ exists( f | f.empresa = </text:span><text:span text:style-name="T4">nom_empresa and f.tipus = Aniversari) </text:span></text:p><text:p><text:span text:style-name="T4"><text:s/></text:span></text:p><text:p><text:span text:style-name="T3">Body :</text:span></text:p><text:p><text:span text:style-name="T4">Let AniversarisExtranys:Set(Festa) = </text:span></text:p><text:p><text:span text:style-name="T4">Festa.allInstances() → select( f | f.nom_empresa = </text:span><text:span text:style-name="T4">nom_emp and f.assistent→size() &gt; 30 and <text:s/></text:span><text:span text:style-name="T4">f.assistent.persona.homenatjada = false)</text:span></text:p><text:p><text:span text:style-name="T4"/></text:p><text:p><text:span text:style-name="T4">In </text:span></text:p><text:p><text:span text:style-name="T4">Result = AniversarisExtranys → </text:span></text:p><text:p><text:span text:style-name="T4">collect( per | Tuple { pers_home = </text:span><text:span text:style-name="T4">per.persona_homenatjada, orgs = per.organitzadors})</text:span></text:p><text:p><text:span text:style-name="T4"><text:s/></text:span></text:p><text:p><text:span text:style-name="T4"/></text:p><text:p><text:span text:style-name="T4"/></text:p><text:p><text:span text:style-name="T4"><text:s/></text:span></text:p><text:p><text:span text:style-name="T3"/></text:p><text:p><text:span text:style-name="T3"/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Pastel_20_Bouquet" draw:display-name="Pastel Bouquet" draw:style="linear" draw:start-color="#dde8cb" draw:end-color="#ffd7d7" draw:start-intensity="100%" draw:end-intensity="100%" draw:angle="300" draw:border="0%"/>
    <draw:hatch draw:name="Black_20_0_20_Degrees" draw:display-name="Black 0 Degrees" draw:style="single" draw:color="#000000" draw:distance="0.0402in" draw:rotation="0"/>
    <draw:fill-image draw:name="Painted_20_White" draw:display-name="Painted White" xlink:href="Pictures/10000000000002000000020065BEFE37CCD98E2F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draw:fill-gradient-name="Pastel_20_Bouquet" draw:fill-hatch-name="Black_20_0_20_Degrees" draw:fill-image-name="Painted_20_Whit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3-31T18:50:28.764627654</meta:creation-date>
    <dc:date>2020-04-01T20:59:30.801623196</dc:date>
    <meta:editing-duration>PT27M50S</meta:editing-duration>
    <meta:editing-cycles>4</meta:editing-cycles>
    <meta:generator>LibreOffice/6.3.5.2$Linux_X86_64 LibreOffice_project/dd0751754f11728f69b42ee2af66670068624673</meta:generator>
    <meta:document-statistic meta:table-count="0" meta:image-count="0" meta:object-count="1" meta:page-count="2" meta:paragraph-count="1" meta:word-count="6" meta:character-count="63" meta:non-whitespace-character-count="30"/>
  </office:meta>
</office:document-meta>
</file>

<file path=Object 1/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465cm" fo:min-width="0.135cm"/>
    </style:style>
    <style:style style:name="gr2" style:family="graphic" style:parent-style-name="standard">
      <style:graphic-properties draw:textarea-horizontal-align="justify" draw:textarea-vertical-align="middle" draw:auto-grow-height="false" fo:min-height="5.338cm" fo:min-width="0.135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5.715cm" svg:x="1cm" svg:y="2.1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5.588cm" svg:x="7.223cm" svg:y="2.27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.635cm" svg:y1="3.794cm" svg:x2="7.223cm" svg:y2="3.794cm">
          <text:p/>
        </draw:line>
        <draw:frame draw:style-name="gr4" draw:text-style-name="P3" draw:layer="layout" svg:width="2.651cm" svg:height="1.673cm" svg:x="0.127cm" svg:y="0.978cm">
          <draw:text-box>
            <text:p>:gerent</text:p>
          </draw:text-box>
        </draw:frame>
        <draw:frame draw:style-name="gr4" draw:text-style-name="P3" draw:layer="layout" svg:width="3.048cm" svg:height="1.673cm" svg:x="5.953cm" svg:y="1.254cm">
          <draw:text-box>
            <text:p>:Sistema</text:p>
          </draw:text-box>
        </draw:frame>
        <draw:line draw:style-name="gr3" draw:text-style-name="P2" draw:layer="layout" svg:x1="1.635cm" svg:y1="6.334cm" svg:x2="7.223cm" svg:y2="6.334cm">
          <text:p/>
        </draw:line>
      </draw:page>
    </office:drawing>
  </office:body>
</office:document-content>
</file>

<file path=Object 1/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